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be5" officeooo:paragraph-rsid="00000be5"/>
    </style:style>
    <style:style style:name="P2" style:family="paragraph" style:parent-style-name="Standard">
      <style:text-properties officeooo:paragraph-rsid="00000be5"/>
    </style:style>
    <style:style style:name="P3" style:family="paragraph" style:parent-style-name="Standard" style:list-style-name="L1">
      <style:text-properties officeooo:paragraph-rsid="00000be5"/>
    </style:style>
    <style:style style:name="T1" style:family="text">
      <style:text-properties officeooo:rsid="00000be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S TO SET UP MAXON’S EPOS LIBRARY FOR LINUX</text:p>
      <text:p text:style-name="P1"/>
      <text:p text:style-name="P1">1) Download the library through this link: <text:a xlink:type="simple" xlink:href="https://www.maxongroup.net.au/medias/sys_master/root/8994700394526/EPOS-Linux-Library-En.zip" text:style-name="Internet_20_link" text:visited-style-name="Visited_20_Internet_20_Link">https://www.maxongroup.net.au/medias/sys_master/root/8994700394526/EPOS-Linux-Library-En.zip</text:a></text:p>
      <text:p text:style-name="P1">2) Download the manual in this link:</text:p>
      <text:p text:style-name="P1"><text:a xlink:type="simple" xlink:href="https://www.maxongroup.com/medias/sys_master/root/8834319745054/EPOS-Command-Library-En.pdf" text:style-name="Internet_20_link" text:visited-style-name="Visited_20_Internet_20_Link">https://www.maxongroup.com/medias/sys_master/root/8834319745054/EPOS-Command-Library-En.pdf</text:a></text:p>
      <text:p text:style-name="P1"/>
      <text:p text:style-name="P2"><text:span text:style-name="T1">3) Go to page 154 (may change) - </text:span>9.2.2 Installation / Uninstallation</text:p>
      <text:p text:style-name="P1">4) Follow the steps:</text:p>
      <text:list xml:id="list1394847542" text:style-name="L1">
        <text:list-item>
          <text:p text:style-name="P3"><text:span text:style-name="T1">unzip EPOS_Linux_Library.zip -d .</text:span></text:p>
        </text:list-item>
        <text:list-item>
          <text:p text:style-name="P3"><text:span text:style-name="T1">cd EPOS_Linux_Library</text:span></text:p>
        </text:list-item>
        <text:list-item>
          <text:p text:style-name="P3">sudo bash ./install.sh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2:21:19.834064602</meta:creation-date>
    <dc:date>2023-01-18T11:08:56.526285919</dc:date>
    <meta:editing-duration>PT21H57M2S</meta:editing-duration>
    <meta:editing-cycles>1</meta:editing-cycles>
    <meta:document-statistic meta:table-count="0" meta:image-count="0" meta:object-count="0" meta:page-count="1" meta:paragraph-count="10" meta:word-count="54" meta:character-count="480" meta:non-whitespace-character-count="439"/>
    <meta:generator>LibreOffice/7.3.7.2$Linux_X86_64 LibreOffice_project/30$Build-2</meta:generator>
  </office:meta>
</office:document-meta>
</file>